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26in"/>
    </style:style>
    <style:style style:name="TC0" style:family="table-column">
      <style:table-column-properties style:column-width="0.27in"/>
    </style:style>
    <style:style style:name="TC1" style:family="table-column">
      <style:table-column-properties style:column-width="1.38in"/>
    </style:style>
    <style:style style:name="TC2" style:family="table-column">
      <style:table-column-properties style:column-width="0.15in"/>
    </style:style>
    <style:style style:name="TC3" style:family="table-column">
      <style:table-column-properties style:column-width="1.54in"/>
    </style:style>
    <style:style style:name="TC4" style:family="table-column">
      <style:table-column-properties style:column-width="0.98in"/>
    </style:style>
    <style:style style:name="TC5" style:family="table-column">
      <style:table-column-properties style:column-width="0.55in"/>
    </style:style>
    <style:style style:name="TR0" style:family="table-row">
      <style:table-row-properties style:use-optimal-row-height="false" style:row-height="1.27in"/>
    </style:style>
    <style:style style:name="C0" style:family="table-cell">
      <style:table-cell-properties style:shrink-to-fit="false" fo:wrap-option="wrap" fo:background-color="#006699" fo:padding-top="0.0in" fo:padding-left="0.0in" fo:padding-bottom="0.0in" fo:padding-right="0.0in" style:vertical-align="top"/>
      <style:paragraph-properties fo:text-align="start"/>
    </style:style>
    <style:style style:name="TBL1" style:family="table">
      <style:table-properties table:align="left" style:width="8.26in"/>
    </style:style>
    <style:style style:name="TC6" style:family="table-column">
      <style:table-column-properties style:column-width="4.62in"/>
    </style:style>
    <style:style style:name="TC7" style:family="table-column">
      <style:table-column-properties style:column-width="0.58in"/>
    </style:style>
    <style:style style:name="TC8" style:family="table-column">
      <style:table-column-properties style:column-width="2.5in"/>
    </style:style>
    <style:style style:name="TR1" style:family="table-row">
      <style:table-row-properties style:use-optimal-row-height="false" style:row-height="0.27in"/>
    </style:style>
    <style:style style:name="C1" style:family="table-cell">
      <style:table-cell-properties style:shrink-to-fit="false" fo:wrap-option="wrap" style:vertical-align="top"/>
      <style:paragraph-properties fo:text-align="start"/>
    </style:style>
    <style:style style:name="TR2" style:family="table-row">
      <style:table-row-properties style:use-optimal-row-height="false" style:row-height="0.31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FFFFFF" style:font-name="SansSerif" fo:font-size="34.0pt" style:font-size-asian="34.0pt" style:font-size-complex="34.0pt" fo:font-weight="bold">
</style:text-properties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FFFFFF" style:font-name="SansSerif" fo:font-size="14.0pt" style:font-size-asian="14.0pt" style:font-size-complex="14.0pt">
</style:text-properties>
    </style:style>
    <style:style style:name="TR3" style:family="table-row">
      <style:table-row-properties style:use-optimal-row-height="false" style:row-height="0.18in"/>
    </style:style>
    <style:style style:name="C4" style:family="table-cell">
      <style:table-cell-properties style:shrink-to-fit="false" fo:wrap-option="wrap" fo:background-color="#E6E6E6" fo:padding-top="0.0in" fo:padding-left="0.0in" fo:padding-bottom="0.0in" fo:padding-right="0.0in" style:vertical-align="top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fo:color="#006699" style:font-name="SansSerif" fo:font-size="14.0pt" style:font-size-asian="14.0pt" style:font-size-complex="14.0pt" fo:font-weight="bold" fo:background-color="#E6E6E6">
</style:text-properties>
    </style:style>
    <style:style style:name="TR4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C5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T3" style:family="text">
      <style:text-properties style:font-name="SansSerif" fo:font-size="14.0pt" style:font-size-asian="14.0pt" style:font-size-complex="14.0pt">
</style:text-properties>
    </style:style>
    <style:style style:name="TR5" style:family="table-row">
      <style:table-row-properties style:use-optimal-row-height="false" style:row-height="0.19in"/>
    </style:style>
    <style:style style:name="TR6" style:family="table-row">
      <style:table-row-properties style:use-optimal-row-height="false" style:row-height="9.0in"/>
    </style:style>
    <style:style style:name="T4" style:family="text">
      <style:text-properties style:font-name="SansSerif" fo:font-size="10.0pt" style:font-size-asian="10.0pt" style:font-size-complex="10.0pt">
</style:text-properties>
    </style:style>
    <style:style style:name="C6" style:family="table-cell">
      <style:table-cell-properties style:shrink-to-fit="false" fo:wrap-option="wrap" fo:background-color="#E6E6E6" fo:padding-top="0.0in" fo:padding-left="0.0in" fo:padding-bottom="0.0in" fo:padding-right="0.0in" style:vertical-align="top"/>
      <style:paragraph-properties fo:text-align="start"/>
    </style:style>
    <style:style style:name="T5" style:family="text">
      <style:text-properties style:font-name="SansSerif" fo:font-size="10.0pt" style:font-size-asian="10.0pt" style:font-size-complex="10.0pt" fo:background-color="#E6E6E6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3">
</table:table-column>
        <table:table-column table:style-name="TC3">
</table:table-column>
        <table:table-column table:style-name="TC4">
</table:table-column>
        <table:table-column table:style-name="TC5">
</table:table-column>
        <table:table-column table:style-name="TC0">
</table:table-column>
        <table:table-row table:style-name="TR0">
          <table:table-cell table:style-name="C0" table:number-columns-spanned="9">
            <table:table is-subtable="true" table:name="TBL_0_0_0" table:style-name="TBL1">
              <table:table-column table:style-name="TC0">
</table:table-column>
              <table:table-column table:style-name="TC6">
</table:table-column>
              <table:table-column table:style-name="TC7">
</table:table-column>
              <table:table-column table:style-name="TC8">
</table:table-column>
              <table:table-column table:style-name="TC0">
</table:table-column>
              <table:table-row table:style-name="TR1">
                <table:table-cell table:style-name="C1"/>
                <table:table-cell table:style-name="C1"/>
                <table:table-cell table:style-name="C1"/>
                <table:table-cell table:style-name="C1"/>
                <table:table-cell table:style-name="C1"/>
              </table:table-row>
              <table:table-row table:style-name="TR2">
                <table:table-cell table:style-name="C1"/>
                <table:table-cell table:style-name="C2" table:number-rows-spanned="2">
                  <text:p text:style-name="P0"><text:bookmark text:name="JR_PAGE_ANCHOR_0_1"/><text:span text:style-name="T0">Listagem de Contas</text:span></text:p>
                </table:table-cell>
                <table:table-cell table:style-name="C1"/>
                <table:table-cell table:style-name="C1"/>
                <table:table-cell table:style-name="C1"/>
              </table:table-row>
              <table:table-row table:style-name="TR1">
                <table:table-cell table:style-name="C1"/>
                <table:covered-table-cell/>
                <table:table-cell table:style-name="C1"/>
                <table:table-cell table:style-name="C3">
                  <text:p text:style-name="P1"><text:span text:style-name="T1">Contas do usuário</text:span></text:p>
                </table:table-cell>
                <table:table-cell table:style-name="C1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1">
          <table:table-cell table:style-name="C1"/>
          <table:table-cell table:style-name="C4" table:number-columns-spanned="2">
            <text:p text:style-name="P2"><text:span text:style-name="T2">Conta</text:span></text:p>
          </table:table-cell>
          <table:covered-table-cell/>
          <table:table-cell table:style-name="C4">
            <text:p text:style-name="P2"><text:span text:style-name="T2">Descrição</text:span></text:p>
          </table:table-cell>
          <table:table-cell table:style-name="C4">
            <text:p text:style-name="P2"><text:span text:style-name="T2">Saldo Inicial</text:span></text:p>
          </table:table-cell>
          <table:table-cell table:style-name="C4">
            <text:p text:style-name="P2"><text:span text:style-name="T2">Data Cadastro</text:span></text:p>
          </table:table-cell>
          <table:table-cell table:style-name="C4" table:number-columns-spanned="2">
            <text:p text:style-name="P2"><text:span text:style-name="T2">Usuário</text:span></text:p>
          </table:table-cell>
          <table:covered-table-cell/>
          <table:table-cell table:style-name="C1"/>
        </table:table-row>
        <table:table-row table:style-name="TR4">
          <table:table-cell table:number-columns-spanned="9">
            <text:p><draw:line text:anchor-type="paragraph" draw:style-name="G0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1">
          <table:table-cell table:style-name="C1"/>
          <table:table-cell table:style-name="C5" table:number-columns-spanned="2">
            <text:p text:style-name="P0"><text:span text:style-name="T3">3</text:span></text:p>
          </table:table-cell>
          <table:covered-table-cell/>
          <table:table-cell table:style-name="C5" table:number-rows-spanned="3">
            <text:p text:style-name="P0"><text:span text:style-name="T3">FLUXO DE CAIXA</text:span></text:p>
          </table:table-cell>
          <table:table-cell table:style-name="C5">
            <text:p text:style-name="P0"><text:span text:style-name="T3">R$ 0,00</text:span></text:p>
          </table:table-cell>
          <table:table-cell table:style-name="C5">
            <text:p text:style-name="P0"><text:span text:style-name="T3">22/12/2016</text:span></text:p>
          </table:table-cell>
          <table:table-cell table:style-name="C5" table:number-columns-spanned="2" table:number-rows-spanned="3">
            <text:p text:style-name="P0"><text:span text:style-name="T3">Administrador do Sistema</text:span></text:p>
          </table:table-cell>
          <table:covered-table-cell/>
          <table:table-cell table:style-name="C1"/>
        </table:table-row>
        <table:table-row table:style-name="TR5">
          <table:table-cell table:style-name="C1"/>
          <table:table-cell table:style-name="C1"/>
          <table:table-cell table:style-name="C1"/>
          <table:covered-table-cell/>
          <table:table-cell table:style-name="C1"/>
          <table:table-cell table:style-name="C1"/>
          <table:covered-table-cell/>
          <table:covered-table-cell/>
          <table:table-cell table:style-name="C1"/>
        </table:table-row>
        <table:table-row table:style-name="TR4">
          <table:table-cell table:style-name="C1"/>
          <table:table-cell table:style-name="C1"/>
          <table:table-cell table:style-name="C1"/>
          <table:covered-table-cell/>
          <table:table-cell table:style-name="C1"/>
          <table:table-cell table:style-name="C1"/>
          <table:covered-table-cell/>
          <table:covered-table-cell/>
          <table:table-cell table:style-name="C1"/>
        </table:table-row>
        <table:table-row table:style-name="TR6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R3">
          <table:table-cell table:style-name="C1"/>
          <table:table-cell table:style-name="C5">
            <text:p text:style-name="P0"><text:span text:style-name="T4">Sábado 31 Dezembro 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6">
            <text:p text:style-name="P0"><text:span text:style-name="T5"> 1</text:span></text:p>
          </table:table-cell>
          <table:table-cell table:style-name="C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